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P8" style:parent-style-name="Standard" style:list-style-name="LFO2" style:family="paragraph"/>
    <style:style style:name="T9" style:parent-style-name="Absatz-Standardschriftart" style:family="text">
      <style:text-properties fo:font-weight="bold" style:font-weight-asian="bold" style:font-weight-complex="bold"/>
    </style:style>
    <style:style style:name="P10" style:parent-style-name="Standard" style:list-style-name="LFO3" style:family="paragraph"/>
    <style:style style:name="T11" style:parent-style-name="Absatz-Standardschriftart" style:family="text">
      <style:text-properties fo:font-weight="bold" style:font-weight-asian="bold" style:font-weight-complex="bold"/>
    </style:style>
    <style:style style:name="P12" style:parent-style-name="Standard" style:list-style-name="LFO4" style:family="paragraph"/>
    <style:style style:name="T13" style:parent-style-name="Absatz-Standardschriftart" style:family="text">
      <style:text-properties fo:font-weight="bold" style:font-weight-asian="bold" style:font-weight-complex="bold"/>
    </style:style>
    <style:style style:name="P14" style:parent-style-name="Standard" style:list-style-name="LFO5" style:family="paragraph"/>
    <style:style style:name="T15" style:parent-style-name="Absatz-Standardschriftart" style:family="text">
      <style:text-properties fo:font-weight="bold" style:font-weight-asian="bold" style:font-weight-complex="bold"/>
    </style:style>
    <style:style style:name="P16" style:parent-style-name="Standard" style:list-style-name="LFO6" style:family="paragraph"/>
    <style:style style:name="T17" style:parent-style-name="Absatz-Standardschriftart" style:family="text">
      <style:text-properties fo:font-weight="bold" style:font-weight-asian="bold" style:font-weight-complex="bold"/>
    </style:style>
    <style:style style:name="P18" style:parent-style-name="Standard" style:list-style-name="LFO7" style:family="paragraph"/>
    <style:style style:name="T19" style:parent-style-name="Absatz-Standardschriftart" style:family="text">
      <style:text-properties fo:font-weight="bold" style:font-weight-asian="bold" style:font-weight-complex="bold"/>
    </style:style>
    <style:style style:name="P20" style:parent-style-name="Standard" style:list-style-name="LFO8" style:family="paragraph"/>
    <style:style style:name="T21" style:parent-style-name="Absatz-Standardschriftart" style:family="text">
      <style:text-properties fo:font-weight="bold" style:font-weight-asian="bold" style:font-weight-complex="bold"/>
    </style:style>
    <style:style style:name="P22" style:parent-style-name="Standard" style:list-style-name="LFO9" style:family="paragraph">
      <style:paragraph-properties fo:border-top="none" fo:border-left="none" fo:border-bottom="0.0208in solid #000000" fo:border-right="none" fo:padding-top="0in" fo:padding-left="0in" fo:padding-bottom="0.0138in" fo:padding-right="0in" style:shadow="none"/>
    </style:style>
    <style:style style:name="T23" style:parent-style-name="Absatz-Standardschriftart" style:family="text">
      <style:text-properties fo:font-weight="bold" style:font-weight-asian="bold" style:font-weight-complex="bold"/>
    </style:style>
    <style:style style:name="T24" style:parent-style-name="Absatz-Standardschriftart" style:family="text">
      <style:text-properties fo:font-weight="bold" style:font-weight-asian="bold" style:font-weight-complex="bold"/>
    </style:style>
    <style:style style:name="T25" style:parent-style-name="Absatz-Standardschriftart" style:family="text">
      <style:text-properties fo:font-weight="bold" style:font-weight-asian="bold" style:font-weight-complex="bold"/>
    </style:style>
    <style:style style:name="T26" style:parent-style-name="Absatz-Standardschriftart" style:family="text">
      <style:text-properties fo:font-weight="bold" style:font-weight-asian="bold" style:font-weight-complex="bold"/>
    </style:style>
    <style:style style:name="P27" style:parent-style-name="Standard" style:family="paragraph">
      <style:paragraph-properties fo:border-top="0.0208in solid #000000" fo:border-left="none" fo:border-bottom="0.0208in solid #000000" fo:border-right="none" fo:padding-top="0.0138in" fo:padding-left="0in" fo:padding-bottom="0.0138in" fo:padding-right="0in" style:shadow="none"/>
    </style:style>
    <style:style style:name="T28" style:parent-style-name="Absatz-Standardschriftart" style:family="text">
      <style:text-properties fo:font-weight="bold" style:font-weight-asian="bold" style:font-weight-complex="bold"/>
    </style:style>
    <style:style style:name="T29" style:parent-style-name="Absatz-Standardschriftart" style:family="text">
      <style:text-properties fo:font-style="italic" style:font-style-asian="italic" style:font-style-complex="italic"/>
    </style:style>
    <style:style style:name="P30" style:parent-style-name="Standard" style:family="paragraph">
      <style:text-properties fo:font-style="italic" style:font-style-asian="italic" style:font-style-complex="italic"/>
    </style:style>
    <style:style style:name="P31"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P32" style:parent-style-name="Standard" style:family="paragraph">
      <style:text-properties fo:font-weight="bold" style:font-weight-asian="bold" style:font-weight-complex="bold"/>
    </style:style>
    <style:style style:name="P33"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34" style:parent-style-name="Absatz-Standardschriftart" style:family="text">
      <style:text-properties fo:font-weight="bold" style:font-weight-asian="bold" style:font-weight-complex="bold"/>
    </style:style>
    <style:style style:name="T35" style:parent-style-name="Absatz-Standardschriftart" style:family="text">
      <style:text-properties fo:font-weight="bold" style:font-weight-asian="bold" style:font-weight-complex="bold"/>
    </style:style>
    <style:style style:name="T36" style:parent-style-name="Absatz-Standardschriftart" style:family="text">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office:automatic-styles>
  <office:body>
    <office:text text:use-soft-page-breaks="true">
      <text:p text:style-name="P1">Textliche Veränderungen:<text:line-break/><text:line-break/><text:span text:style-name="T2">- Startseite</text:span><text:s/><text:line-break/>*bitte unter Navigation aus „Wähle eine Ansicht“ „Wählen Sie eine Ansicht“ machen<text:s/></text:p>
      <text:p text:style-name="Standard">_______________________________________________________________________</text:p>
      <text:p text:style-name="Standard"><text:span text:style-name="T3">Seite:<text:s/></text:span><text:span text:style-name="T4">Seaborn Datensatz laden</text:span><text:line-break/>- <text:s/>Aus „wähle einen Datensatz“ <text:s/>„Wählen Sie einen Datensatz machen“.</text:p>
      <text:p text:style-name="Standard"><text:span text:style-name="T5">Fehlende Eklärungen der Datensätze:</text:span><text:span text:style-name="T6"><text:line-break/></text:span><text:s/><text:span text:style-name="T7">brain_networks</text:span>:</text:p>
      <text:list text:style-name="LFO2" text:continue-numbering="true">
        <text:list-item>
          <text:p text:style-name="P8">Untersuchen von Assoziationen und Verbindungen zwischen verschiedenen Hirnregionen, z.B. durch Graphen- und Netzwerkanalyse.</text:p>
        </text:list-item>
      </text:list>
      <text:p text:style-name="Standard"><text:s text:c="2"/><text:span text:style-name="T9">dowjones</text:span>:</text:p>
      <text:list text:style-name="LFO3" text:continue-numbering="true">
        <text:list-item>
          <text:p text:style-name="P10">Finanzanalysen, Börsenprognosen und Zeitreihenanalysen. Untersuchung der Entwicklung des US-Aktienmarktes.</text:p>
        </text:list-item>
      </text:list>
      <text:p text:style-name="Standard"><text:s/><text:span text:style-name="T11">geyser</text:span>:</text:p>
      <text:list text:style-name="LFO4" text:continue-numbering="true">
        <text:list-item>
          <text:p text:style-name="P12">Analysen der geophysikalischen Muster von Geyser-Eruptionen. Untersuchung von Zusammenhängen zwischen der Eruptionsdauer und der Zeit bis zur nächsten Eruption.</text:p>
        </text:list-item>
      </text:list>
      <text:p text:style-name="Standard"><text:s text:c="2"/><text:span text:style-name="T13">glue</text:span>:</text:p>
      <text:list text:style-name="LFO5" text:continue-numbering="true">
        <text:list-item>
          <text:p text:style-name="P14">Data-Wrangling und Verknüpfung verschiedener Datensätze aus unterschiedlichen Quellen für umfassendere Analysen.</text:p>
        </text:list-item>
      </text:list>
      <text:p text:style-name="Standard"><text:s/><text:span text:style-name="T15">healthexp</text:span>:</text:p>
      <text:list text:style-name="LFO6" text:continue-numbering="true">
        <text:list-item>
          <text:p text:style-name="P16">Untersuchung der Gesundheitsausgaben und deren Zusammenhang mit wirtschaftlichen und sozialen Faktoren.</text:p>
        </text:list-item>
      </text:list>
      <text:p text:style-name="Standard"><text:s text:c="2"/><text:span text:style-name="T17">mpg</text:span>:</text:p>
      <text:list text:style-name="LFO7" text:continue-numbering="true">
        <text:list-item>
          <text:p text:style-name="P18">Untersuchung der Faktoren, die die Kraftstoffeffizienz von Fahrzeugen beeinflussen, z.B. Gewicht, Zylinderanzahl und Baujahr.</text:p>
        </text:list-item>
      </text:list>
      <text:p text:style-name="Standard"><text:s text:c="2"/><text:span text:style-name="T19">saice</text:span>:</text:p>
      <text:list text:style-name="LFO8" text:continue-numbering="true">
        <text:list-item>
          <text:p text:style-name="P20">Untersuchung der Ingenieurpraxis und deren Entwicklung in Südafrika.</text:p>
        </text:list-item>
      </text:list>
      <text:p text:style-name="Standard"><text:s text:c="2"/><text:span text:style-name="T21">taxis</text:span>:</text:p>
      <text:list text:style-name="LFO9" text:continue-numbering="true">
        <text:list-item>
          <text:p text:style-name="P22">Analyse von Verkehrsdaten, Untersuchung von Taxifahrtrouten, Preisvorhersagen und Optimierung von Taxidiensten.</text:p>
        </text:list-item>
      </text:list>
      <text:soft-page-break/>
      <text:p text:style-name="Standard"><text:span text:style-name="T23">Seite: Da</text:span><text:span text:style-name="T24">t</text:span><text:span text:style-name="T25">ensatz laden.</text:span><text:line-break/>„Hier können Sie einen Datensatz hochladen“<text:line-break/>„Wählen Sie eine CSV- oder Excel-Datei aus“</text:p>
      <text:p text:style-name="Standard">Bitte in diese Formulierung abändern.<text:line-break/><text:line-break/>Dann wenn man hochgeladen hat:<text:line-break/>„Wählen Sie ein Arbeitsblatt“ anstatt „Wähle ein Arbeitsblatt“</text:p>
      <text:p text:style-name="Standard">_________________________________________<text:line-break/>________________________________________________________________________________<text:line-break/><text:span text:style-name="T26">Daten-Exploration</text:span></text:p>
      <text:p text:style-name="Standard">Ohne Beanstandung<text:s/></text:p>
      <text:p text:style-name="P27"><text:span text:style-name="T28">Daten-Bereinigung</text:span><text:s/>: ohne Beanstandung</text:p>
      <text:p text:style-name="Standard"/>
      <text:p text:style-name="Standard">Deskriptive Statistik:<text:line-break/><text:span text:style-name="T29">unter Histogramm</text:span>:<text:line-break/>Wähle eine Spalte für das Histogramm<text:s/>bitte zu „Wählen Sié<text:s/>eine Spalte für das Histogramm“</text:p>
      <text:p text:style-name="P30">Unter weitere Visualisierungen:</text:p>
      <text:p text:style-name="P31">Auch in die Sieform:<text:line-break/>„Wählen Sie<text:s/>eine zusätzliche Visualisierung“<text:line-break/>„Wählen Sie<text:s/>eine numerische Spalte für den Boxplot“</text:p>
      <text:p text:style-name="P32">Hypothesenmanager</text:p>
      <text:p text:style-name="Standard">„Wählen Sie<text:s/>die Art der Hypothese“<text:line-break/>„Wählen Sie<text:s/>die erste numerische Variable“</text:p>
      <text:p text:style-name="Standard">„Wählen Sie<text:s/>die<text:s/>zweite<text:s/>numerische Variable“</text:p>
      <text:p text:style-name="P33"><text:span text:style-name="T34">Bei Hypothese validieren:</text:span><text:line-break/>„Klicken Sie<text:s/>auf den Button unten, um die Hypothese zu testen und die Ergebnisse anzuzeigen.“</text:p>
      <text:p text:style-name="Standard">Seite:<text:s/><text:span text:style-name="T35">Statistische Analysen mit Streamlit</text:span></text:p>
      <text:p text:style-name="Standard">Hier noch die gewünschten Erklärungen der<text:s/>Anysen:<text:line-break/><text:span text:style-name="T36">Korrelation</text:span></text:p>
      <text:p text:style-name="Standard">Die Korrelation wird verwendet, um den Grad und die Richtung der linearen Beziehung zwischen zwei Variablen zu messen. Sie zeigt, wie stark zwei Variablen miteinander zusammenhängen und ob dieser Zusammenhang positiv oder negativ ist.</text:p>
      <text:soft-page-break/>
      <text:p text:style-name="P37">Chi²-Test</text:p>
      <text:p text:style-name="Standard">Der Chi²-Test wird verwendet, um zu testen, ob es eine signifikante Abweichung zwischen den beobachteten Häufigkeiten und den erwarteten Häufigkeiten in einer oder mehreren Kategorien gibt. Er eignet sich besonders für kategoriale Daten.</text:p>
      <text:p text:style-name="P38">Regression</text:p>
      <text:p text:style-name="Standard">Die Regression wird verwendet, um den Zusammenhang zwischen einer abhängigen Variable und einer oder mehreren unabhängigen Variablen zu analysieren. Sie dient dazu, diese Beziehungen zu modellieren und Vorhersagen zu treffen.</text:p>
      <text:p text:style-name="P39">ANOVA (Analyse der Varianz)</text:p>
      <text:p text:style-name="Standard">Die ANOVA wird verwendet, um zu überprüfen, ob es signifikante Unterschiede zwischen den Mittelwerten von drei oder mehr Gruppen gibt. Sie hilft festzustellen, ob die Mittelwerte der Gruppen aufgrund von Zufall variieren oder ob echte Unterschiede besteh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StandardWeb" style:display-name="Standard (Web)" style:family="paragraph" style:parent-style-name="Standard">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ominic Pina</meta:initial-creator>
    <dc:creator>Dominic Pina</dc:creator>
    <meta:creation-date>2025-01-16T12:20:00Z</meta:creation-date>
    <dc:date>2025-01-16T13:06:00Z</dc:date>
    <meta:template xlink:href="Normal" xlink:type="simple"/>
    <meta:editing-cycles>1</meta:editing-cycles>
    <meta:editing-duration>PT0S</meta:editing-duration>
    <meta:document-statistic meta:page-count="3" meta:paragraph-count="6" meta:word-count="469" meta:character-count="3423" meta:row-count="24" meta:non-whitespace-character-count="2960"/>
  </office:meta>
</office:document-meta>
</file>